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adornments="Bold" style:font-family-generic="modern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Albany AMT1" svg:font-family="'Albany AMT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368cm" fo:min-width="11.284cm"/>
    </style:style>
    <style:style style:name="pr1" style:family="presentation" style:parent-style-name="Title-title">
      <style:graphic-properties draw:auto-grow-height="true" fo:min-height="5.209cm" fo:min-width="21.058cm"/>
    </style:style>
    <style:style style:name="pr2" style:family="presentation" style:parent-style-name="Title-subtitle">
      <style:graphic-properties draw:fill-color="#ffffff" fo:min-height="5.08cm" fo:min-width="10.066cm"/>
    </style:style>
    <style:style style:name="pr3" style:family="presentation" style:parent-style-name="Title-notes">
      <style:graphic-properties draw:fill-color="#ffffff" fo:min-height="12.572cm" fo:min-width="16.771cm"/>
    </style:style>
    <style:style style:name="pr4" style:family="presentation" style:parent-style-name="Call_20_to_20_Action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margin-top="0cm" fo:margin-bottom="0.152cm" fo:text-align="start"/>
    </style:style>
    <style:style style:name="P4" style:family="paragraph">
      <loext:graphic-properties draw:fill-color="#ffffff"/>
      <style:paragraph-properties fo:margin-top="0cm" fo:margin-bottom="0.152cm" fo:text-align="start"/>
      <style:text-properties fo:color="#000000" fo:font-size="13.1999998092651pt"/>
    </style:style>
    <style:style style:name="P5" style:family="paragraph">
      <loext:graphic-properties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60pt" fo:font-weight="bold"/>
    </style:style>
    <style:style style:name="P8" style:family="paragraph">
      <loext:graphic-properties draw:fill-color="#ffffff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color="#000000" fo:font-size="13.1999998092651pt" fo:font-weight="bold" style:font-weight-asian="bold" style:font-weight-complex="bold"/>
    </style:style>
    <style:style style:name="T3" style:family="text">
      <style:text-properties fo:color="#000000" style:font-name="Liberation Mono" fo:font-size="13.1999998092651pt" fo:font-weight="bold" style:font-size-asian="32pt" style:font-weight-asian="bold" style:font-size-complex="32pt" style:font-weight-complex="bold"/>
    </style:style>
    <style:style style:name="T4" style:family="text">
      <style:text-properties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2.86cm" svg:height="5.209cm" svg:x="1.986cm" svg:y="5.612cm" presentation:class="title" presentation:user-transformed="true">
          <draw:text-box>
            <text:p text:style-name="P1"><text:span text:style-name="T1">My odpdown presentation</text:span></text:p>
          </draw:text-box>
        </draw:frame>
        <draw:frame presentation:style-name="pr2" draw:text-style-name="P4" draw:layer="layout" svg:width="11.647cm" svg:height="2.75cm" svg:x="1.986cm" svg:y="13.992cm">
          <draw:text-box>
            <text:p text:style-name="P3"><text:span text:style-name="T2">Jane Doe</text:span></text:p>
            <text:p text:style-name="P3"><text:span text:style-name="T3">jane.doe@example.com</text:span></text:p>
          </draw:text-box>
        </draw:frame>
        <draw:frame presentation:style-name="pr2" draw:text-style-name="P4" draw:layer="layout" svg:width="11.647cm" svg:height="2.75cm" svg:x="13.079cm" svg:y="13.992cm">
          <draw:text-box>
            <text:p text:style-name="P3"><text:span text:style-name="T2">John Doe</text:span></text:p>
            <text:p text:style-name="P3"><text:span text:style-name="T3">john.doe@exampl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ll_20_to_20_Action" presentation:presentation-page-layout-name="AL2T19">
        <office:forms form:automatic-focus="false" form:apply-design-mode="false"/>
        <draw:frame draw:style-name="gr2" draw:text-style-name="P7" draw:layer="layout" svg:width="11.784cm" svg:height="2.618cm" svg:x="6.808cm" svg:y="8.216cm">
          <draw:text-box>
            <text:p text:style-name="P6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adornments="Bold" style:font-family-generic="modern" style:font-pitch="fixed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Albany AMT1" svg:font-family="'Albany AMT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1" style:font-size-asian="24pt" style:language-asian="zh" style:country-asian="CN" style:font-name-complex="Albany AMT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6cm" svg:stroke-color="#454c51" draw:marker-start-width="0.406cm" draw:marker-start-center="false" draw:marker-end-width="0.406cm" draw:marker-end-center="false" draw:fill="solid" draw:fill-color="#e4e5e6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Arial1" fo:font-family="Arial" style:font-style-name="Regular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  <style:text-properties style:font-name="Arial1" fo:font-family="Arial" style:font-style-name="Regular" style:font-family-generic="swiss" style:font-pitch="variable"/>
    </style:style>
    <style:style style:name="Title-background" style:family="presentation">
      <style:graphic-properties draw:stroke="none" draw:fill="none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 style:shrink-to-fit="true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2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000000" style:text-outline="false" style:text-line-through-style="none" style:text-line-through-type="none" style:font-name="Arial1" fo:font-family="Arial" style:font-style-name="Regular" style:font-family-generic="swiss" style:font-pitch="variable" fo:font-size="1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6pt" style:font-style-asian="normal" style:font-weight-asian="bold" style:font-name-complex="Mangal" style:font-family-complex="Mangal" style:font-family-generic-complex="system" style:font-pitch-complex="variable" style:font-size-complex="16pt" style:font-style-complex="normal" style:font-weight-complex="bold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52cm" fo:text-align="start" fo:text-inden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152cm" fo:text-align="start" fo:text-indent="0cm"/>
      <style:text-properties fo:color="#000000" fo:font-size="14pt" style:font-size-asian="14pt" style:font-size-complex="14pt"/>
    </style:style>
    <style:style style:name="Title-outline4" style:family="presentation" style:parent-style-name="Title-outline3">
      <style:paragraph-properties fo:margin-left="0cm" fo:margin-right="0cm" fo:margin-top="0cm" fo:margin-bottom="0.051cm" fo:text-align="start" fo:text-indent="0cm"/>
      <style:text-properties fo:color="#000000" fo:font-size="10pt" style:font-size-asian="10pt" style:font-size-complex="10pt"/>
    </style:style>
    <style:style style:name="Title-outline5" style:family="presentation" style:parent-style-name="Title-outline4">
      <style:paragraph-properties fo:margin-left="0cm" fo:margin-right="0cm" fo:margin-top="0cm" fo:margin-bottom="0.051cm" fo:text-align="start" fo:text-indent="0cm"/>
      <style:text-properties fo:color="#000000" fo:font-size="10pt" style:font-size-asian="10pt" style:font-size-complex="10pt"/>
    </style:style>
    <style:style style:name="Title-outline6" style:family="presentation" style:parent-style-name="Title-outline5">
      <style:paragraph-properties fo:margin-left="0cm" fo:margin-right="0cm" fo:margin-top="0cm" fo:margin-bottom="0.051cm" fo:text-align="start" fo:text-indent="0cm"/>
      <style:text-properties fo:color="#000000" fo:font-size="10pt" style:font-size-asian="10pt" style:font-size-complex="10pt"/>
    </style:style>
    <style:style style:name="Title-outline7" style:family="presentation" style:parent-style-name="Title-outline6">
      <style:paragraph-properties fo:margin-left="0cm" fo:margin-right="0cm" fo:margin-top="0cm" fo:margin-bottom="0.051cm" fo:text-align="start" fo:text-indent="0cm"/>
      <style:text-properties fo:color="#000000" fo:font-size="10pt" style:font-size-asian="10pt" style:font-size-complex="10pt"/>
    </style:style>
    <style:style style:name="Title-outline8" style:family="presentation" style:parent-style-name="Title-outline7">
      <style:paragraph-properties fo:margin-left="0cm" fo:margin-right="0cm" fo:margin-top="0cm" fo:margin-bottom="0.051cm" fo:text-align="start" fo:text-indent="0cm"/>
      <style:text-properties fo:color="#000000" fo:font-size="10pt" style:font-size-asian="10pt" style:font-size-complex="10pt"/>
    </style:style>
    <style:style style:name="Title-outline9" style:family="presentation" style:parent-style-name="Title-outline8">
      <style:paragraph-properties fo:margin-left="0cm" fo:margin-right="0cm" fo:margin-top="0cm" fo:margin-bottom="0.051cm" fo:text-align="start" fo:text-indent="0cm"/>
      <style:text-properties fo:color="#000000" fo:font-size="10pt" style:font-size-asian="10pt" style:font-size-complex="1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style:text-line-through-type="none" style:font-name="Arial1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3" fo:font-family="Arial" style:font-style-name="Bold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draw:fill="none" draw:fill-image-width="0cm" draw:fill-image-height="0cm"/>
      <style:text-properties style:letter-kerning="true"/>
    </style:style>
    <style:style style:name="Content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Content-outline1" style:family="presentation">
      <style:graphic-properties draw:stroke="none" draw:fill="none" draw:textarea-horizontal-align="left" draw:auto-grow-height="false" draw:fit-to-size="false" style:shrink-to-fit="false">
        <text:list-style style:name="Content-outline1">
          <text:list-level-style-bullet text:level="1" text:bullet-char="•">
            <style:list-level-properties text:space-before="0.00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5cm" text:min-label-width="0.452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02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2.78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561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06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000000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t-outline2" style:family="presentation" style:parent-style-name="Content-outline1">
      <style:paragraph-properties fo:margin-left="0cm" fo:margin-right="0cm" fo:margin-top="0cm" fo:margin-bottom="0.406cm" fo:text-indent="0cm"/>
      <style:text-properties fo:color="#000000" fo:font-size="20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406cm" fo:text-indent="0cm"/>
      <style:text-properties fo:color="#000000" fo:font-size="16pt" style:font-size-asian="24pt" style:font-size-complex="24pt"/>
    </style:style>
    <style:style style:name="Content-outline4" style:family="presentation" style:parent-style-name="Content-outline3">
      <style:paragraph-properties fo:margin-left="0.266cm" fo:margin-right="0cm" fo:margin-top="0cm" fo:margin-bottom="0.406cm" fo:text-indent="0cm"/>
      <style:text-properties fo:color="#000000" fo:font-size="14pt" style:font-size-asian="20pt" style:font-size-complex="20pt"/>
    </style:style>
    <style:style style:name="Content-outline5" style:family="presentation" style:parent-style-name="Content-outline4">
      <style:paragraph-properties fo:margin-left="0.265cm" fo:margin-right="0cm" fo:margin-top="0cm" fo:margin-bottom="0.406cm" fo:text-indent="0cm"/>
      <style:text-properties fo:color="#000000" fo:font-size="12pt" style:font-size-asian="20pt" style:font-size-complex="20pt"/>
    </style:style>
    <style:style style:name="Content-outline6" style:family="presentation" style:parent-style-name="Content-outline5">
      <style:paragraph-properties fo:margin-left="0.239cm" fo:margin-right="0cm" fo:margin-top="0cm" fo:margin-bottom="0.406cm" fo:text-indent="0cm"/>
      <style:text-properties fo:color="#000000" fo:font-size="12pt" style:font-size-asian="20pt" style:font-size-complex="20pt"/>
    </style:style>
    <style:style style:name="Content-outline7" style:family="presentation" style:parent-style-name="Content-outline6">
      <style:paragraph-properties fo:margin-left="0.505cm" fo:margin-right="0cm" fo:margin-top="0cm" fo:margin-bottom="0.406cm" fo:text-indent="0cm"/>
      <style:text-properties fo:color="#000000" fo:font-size="12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406cm" fo:text-indent="0cm"/>
      <style:text-properties fo:color="#000000" fo:font-size="12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Regular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Break-background" style:family="presentation">
      <style:graphic-properties draw:stroke="none" draw:fill="none" draw:fill-image-width="0cm" draw:fill-image-height="0cm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 style:shrink-to-fit="true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top="0cm" fo:margin-bottom="0cm"/>
      <style:text-properties fo:font-size="6pt" style:font-size-asian="6pt" style:font-size-complex="6pt"/>
    </style:style>
    <style:style style:name="Break-outline3" style:family="presentation" style:parent-style-name="Break-outline2">
      <style:paragraph-properties fo:margin-top="0cm" fo:margin-bottom="0cm"/>
      <style:text-properties fo:font-size="6pt" style:font-size-asian="6pt" style:font-size-complex="6pt"/>
    </style:style>
    <style:style style:name="Break-outline4" style:family="presentation" style:parent-style-name="Break-outline3">
      <style:paragraph-properties fo:margin-top="0cm" fo:margin-bottom="0cm"/>
      <style:text-properties fo:font-size="6pt" style:font-size-asian="6pt" style:font-size-complex="6pt"/>
    </style:style>
    <style:style style:name="Break-outline5" style:family="presentation" style:parent-style-name="Break-outline4">
      <style:paragraph-properties fo:margin-top="0cm" fo:margin-bottom="0cm"/>
      <style:text-properties fo:font-size="6pt" style:font-size-asian="6pt" style:font-size-complex="6pt"/>
    </style:style>
    <style:style style:name="Break-outline6" style:family="presentation" style:parent-style-name="Break-outline5">
      <style:paragraph-properties fo:margin-top="0cm" fo:margin-bottom="0cm"/>
      <style:text-properties fo:font-size="6pt" style:font-size-asian="6pt" style:font-size-complex="6pt"/>
    </style:style>
    <style:style style:name="Break-outline7" style:family="presentation" style:parent-style-name="Break-outline6">
      <style:paragraph-properties fo:margin-top="0cm" fo:margin-bottom="0cm"/>
      <style:text-properties fo:font-size="6pt" style:font-size-asian="6pt" style:font-size-complex="6pt"/>
    </style:style>
    <style:style style:name="Break-outline8" style:family="presentation" style:parent-style-name="Break-outline7">
      <style:paragraph-properties fo:margin-top="0cm" fo:margin-bottom="0cm"/>
      <style:text-properties fo:font-size="6pt" style:font-size-asian="6pt" style:font-size-complex="6pt"/>
    </style:style>
    <style:style style:name="Break-outline9" style:family="presentation" style:parent-style-name="Break-outline8">
      <style:paragraph-properties fo:margin-top="0cm" fo:margin-bottom="0cm"/>
      <style:text-properties fo:font-size="6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righ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style:text-line-through-type="none" style:font-name="Arial3" fo:font-family="Arial" style:font-style-name="Bol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ll_20_to_20_Action-background" style:display-name="Call to Action-background" style:family="presentation">
      <style:graphic-properties draw:stroke="none" draw:fill="none"/>
      <style:text-properties style:letter-kerning="true"/>
    </style:style>
    <style:style style:name="Call_20_to_20_Action-backgroundobjects" style:display-name="Call to A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ll_20_to_20_Action-notes" style:display-name="Call to A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Call_20_to_20_Action-outline1" style:display-name="Call to Action-outline1" style:family="presentation">
      <style:graphic-properties draw:stroke="none" draw:fill="none" draw:auto-grow-height="false" draw:fit-to-size="shrink-to-fit" style:shrink-to-fit="true">
        <text:list-style style:name="Call_20_to_20_Action-outline1" style:display-name="Call to A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Call_20_to_20_Action-outline2" style:display-name="Call to Action-outline2" style:family="presentation" style:parent-style-name="Call_20_to_20_Action-outline1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3" style:display-name="Call to Action-outline3" style:family="presentation" style:parent-style-name="Call_20_to_20_Action-outline2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4" style:display-name="Call to Action-outline4" style:family="presentation" style:parent-style-name="Call_20_to_20_Action-outline3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5" style:display-name="Call to Action-outline5" style:family="presentation" style:parent-style-name="Call_20_to_20_Action-outline4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6" style:display-name="Call to Action-outline6" style:family="presentation" style:parent-style-name="Call_20_to_20_Action-outline5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7" style:display-name="Call to Action-outline7" style:family="presentation" style:parent-style-name="Call_20_to_20_Action-outline6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8" style:display-name="Call to Action-outline8" style:family="presentation" style:parent-style-name="Call_20_to_20_Action-outline7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outline9" style:display-name="Call to Action-outline9" style:family="presentation" style:parent-style-name="Call_20_to_20_Action-outline8">
      <style:paragraph-properties fo:margin-top="0cm" fo:margin-bottom="0cm"/>
      <style:text-properties style:font-name="Arial" fo:font-family="Arial" style:font-family-generic="swiss" style:font-pitch="variable" fo:font-size="6pt" style:font-size-asian="6pt" style:font-size-complex="6pt"/>
    </style:style>
    <style:style style:name="Call_20_to_20_Action-subtitle" style:display-name="Call to Action-subtitle" style:family="presentation">
      <style:graphic-properties draw:stroke="none" draw:fill="none" draw:textarea-vertical-align="middle">
        <text:list-style style:name="Call_20_to_20_Action-subtitle" style:display-name="Call to A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ll_20_to_20_Action-title" style:display-name="Call to Action-title" style:family="presentation">
      <style:graphic-properties draw:stroke="none" draw:fill="none" draw:textarea-horizontal-align="left" draw:textarea-vertical-align="top">
        <text:list-style style:name="Call_20_to_20_Action-title" style:display-name="Call to A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19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622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84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258cm"/>
    </style:style>
    <style:style style:name="Mgr5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952cm" fo:min-width="1.78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Break-title">
      <style:graphic-properties draw:auto-grow-height="false" fo:min-height="3.181cm" fo:min-width="22.359cm"/>
    </style:style>
    <style:style style:name="Mpr6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Call_20_to_20_Action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Call_20_to_20_Action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fo:color="#ffffff" style:font-name="Arial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22cm" svg:height="1.396cm" svg:x="15.34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8cm" svg:height="1.396cm" svg:x="15.525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" style:page-layout-name="PM1" draw:style-name="Mdp1">
      <draw:frame presentation:style-name="Title-title" draw:layer="backgroundobjects" svg:width="21.558cm" svg:height="4.242cm" svg:x="2.286cm" svg:y="6.579cm" presentation:class="title" presentation:placeholder="true">
        <draw:text-box/>
      </draw:frame>
      <draw:frame presentation:style-name="Title-outline1" draw:layer="backgroundobjects" svg:width="10.566cm" svg:height="11.049cm" svg:x="2.261cm" svg:y="13.081cm" presentation:class="outline" presentation:placeholder="true">
        <draw:text-box/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0.93cm" svg:height="2.743cm" svg:x="2.286cm" svg:y="0.711cm" presentation:class="title" presentation:placeholder="true">
        <draw:text-box/>
      </draw:frame>
      <draw:frame presentation:style-name="Content-outline1" draw:layer="backgroundobjects" svg:width="20.93cm" svg:height="11.049cm" svg:x="2.286cm" svg:y="4.039cm" presentation:class="outline" presentation:placeholder="true">
        <draw:text-box/>
      </draw:frame>
      <draw:custom-shape draw:name="Text Box 4" draw:style-name="Mgr5" draw:text-style-name="MP5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2.28cm" svg:height="1.202cm" svg:x="0.36cm" svg:y="18.102cm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3.97cm" svg:height="10.465cm" svg:x="3.81cm" svg:y="2.134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1">
      <draw:frame presentation:style-name="Mpr5" draw:layer="backgroundobjects" svg:width="20.884cm" svg:height="3.18cm" svg:x="2.286cm" svg:y="7.62cm" presentation:class="title">
        <draw:text-box>
          <text:p>Click to edit the title text format</text:p>
        </draw:text-box>
      </draw:frame>
      <draw:frame presentation:style-name="Break-outline1" draw:layer="backgroundobjects" svg:width="13.259cm" svg:height="11.049cm" svg:x="0cm" svg:y="19.743cm" presentation:class="outline" presentation:placeholder="true">
        <draw:text-box/>
      </draw:frame>
      <presentation:notes style:page-layout-name="PM0">
        <draw:page-thumbnail presentation:style-name="Break-title" draw:layer="backgroundobjects" svg:width="13.97cm" svg:height="10.465cm" svg:x="3.81cm" svg:y="2.134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ll_20_to_20_Action" style:display-name="Call to Action" style:page-layout-name="PM1" draw:style-name="Mdp2">
      <draw:frame presentation:style-name="Call_20_to_20_Action-title" draw:layer="backgroundobjects" svg:width="6.16cm" svg:height="0.783cm" svg:x="0cm" svg:y="-0.952cm" presentation:class="title" presentation:placeholder="true">
        <draw:text-box/>
      </draw:frame>
      <draw:frame presentation:style-name="Call_20_to_20_Action-outline1" draw:layer="backgroundobjects" svg:width="6.546cm" svg:height="16.737cm" svg:x="0cm" svg:y="19.316cm" presentation:class="outline" presentation:placeholder="true">
        <draw:text-box/>
      </draw:frame>
      <draw:frame draw:style-name="Mgr6" draw:text-style-name="MP7" draw:layer="backgroundobjects" svg:width="2.28cm" svg:height="1.202cm" svg:x="0.36cm" svg:y="18.102cm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Call_20_to_20_Action-title" draw:layer="backgroundobjects" svg:width="13.968cm" svg:height="10.476cm" svg:x="3.81cm" svg:y="2.123cm" presentation:class="page"/>
        <draw:frame presentation:style-name="Call_20_to_20_A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1:39:04.070000000</meta:creation-date>
    <dc:date>2018-07-14T20:10:09.845442980</dc:date>
    <meta:editing-duration>PT19H3M</meta:editing-duration>
    <meta:editing-cycles>96</meta:editing-cycles>
    <meta:generator>LibreOffice/6.0.4.2$Linux_X86_64 LibreOffice_project/00m0$Build-2</meta:generator>
    <dc:creator>Grassler Johannes</dc:creator>
    <meta:keyword>presentation</meta:keyword>
    <meta:keyword>template</meta:keyword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openSUSE light green" draw:color="#bddd8d"/>
  <draw:color draw:name="openSUSE med green" draw:color="#198533"/>
  <draw:color draw:name="openSUSE dark green" draw:color="#0c5248"/>
  <draw:color draw:name="MD/Dark Neutral" draw:color="#6a737b"/>
  <draw:color draw:name="Med Neutral" draw:color="#94a0a9"/>
  <draw:color draw:name="Light Neutral" draw:color="#e4e5e6"/>
  <draw:color draw:name="Tint Neutral" draw:color="#eff0f0"/>
  <draw:color draw:name="Bright Blue" draw:color="#00aeef"/>
  <draw:color draw:name="Bright Red" draw:color="#ed1c24"/>
  <draw:color draw:name="Bright Green" draw:color="#c1d82f"/>
  <draw:color draw:name="Bright Orange" draw:color="#f8981d"/>
  <draw:color draw:name="Bright Yellow" draw:color="#ffdd00"/>
  <draw:color draw:name="Bright Magenta" draw:color="#ec008c"/>
  <draw:color draw:name="Dark Blue" draw:color="#007fb2"/>
  <draw:color draw:name="Med Blue" draw:color="#63cae1"/>
  <draw:color draw:name="Light Blue" draw:color="#ade0ee"/>
  <draw:color draw:name="Tint Blue" draw:color="#ddf1f7"/>
  <draw:color draw:name="Dark Green" draw:color="#439539"/>
  <draw:color draw:name="Med Green" draw:color="#7ac742"/>
  <draw:color draw:name="Light Green" draw:color="#d0e4a6"/>
  <draw:color draw:name="Tint Green" draw:color="#ebf6dc"/>
  <draw:color draw:name="Dark Yellow" draw:color="#e37f1c"/>
  <draw:color draw:name="Med Yellow" draw:color="#f7ac07"/>
  <draw:color draw:name="Light Yellow" draw:color="#ffd457"/>
  <draw:color draw:name="Tint Yellow" draw:color="#fff6d4"/>
  <draw:color draw:name="Dark Teal" draw:color="#5a9a98"/>
  <draw:color draw:name="Med Teal" draw:color="#72aeb6"/>
  <draw:color draw:name="Light Teal" draw:color="#c3dfe0"/>
  <draw:color draw:name="Tint Teal" draw:color="#d8e9e8"/>
  <draw:color draw:name="Dark Purple" draw:color="#363c74"/>
  <draw:color draw:name="Med Purple" draw:color="#546291"/>
  <draw:color draw:name="Light Purple" draw:color="#b5bbd4"/>
  <draw:color draw:name="Tint Purple" draw:color="#dee6f3"/>
  <draw:color draw:name="Tint Red" draw:color="#ffb2ba"/>
  <draw:color draw:name="Dark Red" draw:color="#7c0000"/>
  <draw:color draw:name="Dark Neutral" draw:color="#454c51"/>
  <draw:color draw:name="SUSE Green" draw:color="#7ac042"/>
  <draw:color draw:name="SUSE Bright Green" draw:color="#d4df4c"/>
  <draw:color draw:name="SUSE Medium Green" draw:color="#00a54f"/>
  <draw:color draw:name="SUSE Dark Green" draw:color="#00843e"/>
  <draw:color draw:name="SUSE Dark Gray" draw:color="#464547"/>
  <draw:color draw:name="SUSE Med Gray" draw:color="#b9b9b9"/>
  <draw:color draw:name="SUSE Light Gray" draw:color="#efeff0"/>
  <draw:color draw:name="SUSE Green tint" draw:color="#caf2a7"/>
  <draw:color draw:name="SUSE Bright Green tint" draw:color="#f6fdcd"/>
</ooo:color-table>
</file>